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horizontal-align="justify" draw:textarea-vertical-align="top" draw:auto-grow-height="false" fo:min-height="4.449cm" fo:min-width="14.613cm"/>
    </style:style>
    <style:style style:name="gr2" style:family="graphic" style:parent-style-name="standard">
      <style:graphic-properties svg:stroke-color="#666666" draw:fill-color="#cccccc" draw:textarea-horizontal-align="justify" draw:textarea-vertical-align="middle" draw:auto-grow-height="false" fo:min-height="2.544cm" fo:min-width="1.151cm" draw:shadow="visible" draw:shadow-color="#dddddd"/>
    </style:style>
    <style:style style:name="gr3" style:family="graphic" style:parent-style-name="standard">
      <style:graphic-properties svg:stroke-color="#684703" draw:fill-color="#fffbcc" draw:textarea-horizontal-align="justify" draw:textarea-vertical-align="middle" draw:auto-grow-height="false" fo:min-height="2.609cm" fo:min-width="1.978cm" draw:shadow="visible" draw:shadow-color="#dddddd"/>
    </style:style>
    <style:style style:name="gr4" style:family="graphic" style:parent-style-name="standard">
      <style:graphic-properties svg:stroke-color="#f37b70" draw:fill-color="#f7a19a" draw:textarea-horizontal-align="justify" draw:textarea-vertical-align="top" draw:auto-grow-height="false" fo:min-height="2.544cm" fo:min-width="4.072cm" draw:shadow="visible" draw:shadow-color="#dddddd"/>
    </style:style>
    <style:style style:name="gr5" style:family="graphic" style:parent-style-name="standard">
      <style:graphic-properties svg:stroke-color="#407927" draw:fill-color="#c2e0ae" draw:textarea-horizontal-align="justify" draw:textarea-vertical-align="top" draw:auto-grow-height="false" fo:min-height="2.544cm" fo:min-width="4.072cm" draw:shadow="visible" draw:shadow-color="#dddddd"/>
    </style:style>
    <style:style style:name="gr6" style:family="graphic" style:parent-style-name="standard">
      <style:graphic-properties svg:stroke-color="#666666" draw:fill-color="#cccccc" draw:textarea-horizontal-align="justify" draw:textarea-vertical-align="middle" draw:auto-grow-height="false" fo:min-height="2.544cm" fo:min-width="0.978cm" draw:shadow="visible" draw:shadow-color="#dddddd"/>
    </style:style>
    <style:style style:name="gr7" style:family="graphic" style:parent-style-name="standard">
      <style:graphic-properties svg:stroke-color="#fcd4d1" draw:fill-color="#fcd4d1" draw:textarea-horizontal-align="justify" draw:textarea-vertical-align="top" draw:auto-grow-height="false" fo:min-height="0.401cm" fo:min-width="1.393cm" draw:shadow="hidden" draw:shadow-color="#dddddd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e0efd4" draw:fill-color="#e0efd4" draw:textarea-horizontal-align="justify" draw:textarea-vertical-align="top" draw:auto-grow-height="false" fo:min-height="0.401cm" fo:min-width="1.393cm" draw:shadow="hidden" draw:shadow-color="#dddddd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-color="#cccccc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7a19a"/>
      <style:paragraph-properties fo:text-align="center"/>
      <style:text-properties fo:font-size="12pt"/>
    </style:style>
    <style:style style:name="P8" style:family="paragraph">
      <loext:graphic-properties draw:fill-color="#c2e0ae"/>
      <style:paragraph-properties fo:text-align="center"/>
      <style:text-properties fo:font-size="12pt"/>
    </style:style>
    <style:style style:name="P9" style:family="paragraph">
      <loext:graphic-properties draw:fill-color="#fcd4d1"/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03cm" fo:text-align="center"/>
      <style:text-properties fo:font-size="12pt"/>
    </style:style>
    <style:style style:name="P12" style:family="paragraph">
      <loext:graphic-properties draw:fill-color="#e0efd4"/>
      <style:paragraph-properties fo:margin-top="0cm" fo:margin-bottom="0.203cm" fo:text-align="center"/>
      <style:text-properties fo:font-size="12pt"/>
    </style:style>
    <style:style style:name="P13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2" draw:layer="layout" svg:width="15.113cm" svg:height="4.699cm" svg:x="6.207cm" svg:y="7.985cm">
          <text:p text:style-name="P1">GCC (cc1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651cm" svg:height="2.794cm" svg:x="6.661cm" svg:y="9.128cm">
          <text:p text:style-name="P3">Par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302cm" svg:height="3.683cm" svg:x="2.608cm" svg:y="8.62cm">
          <text:p text:style-name="P5"><text:span text:style-name="T1">Source</text:span></text:p>
          <text:p text:style-name="P5"><text:span text:style-name="T1">Cod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7" draw:layer="layout" svg:width="4.572cm" svg:height="2.794cm" svg:x="8.874cm" svg:y="9.128cm">
          <text:p text:style-name="P3">Tree Pass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572cm" svg:height="2.794cm" svg:x="14.081cm" svg:y="9.128cm">
          <text:p text:style-name="P3">RTL Pass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478cm" svg:height="2.794cm" svg:x="19.334cm" svg:y="9.128cm">
          <text:p text:style-name="P3">Fin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302cm" svg:height="3.683cm" svg:x="21.309cm" svg:y="8.647cm">
          <text:p text:style-name="P5"><text:span text:style-name="T1">Optimized</text:span></text:p>
          <text:p text:style-name="P5"><text:span text:style-name="T1">Assembly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9" draw:layer="layout" svg:width="1.893cm" svg:height="0.651cm" draw:transform="rotate (1.5707963267949) translate (9.212cm 11.668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893cm" svg:height="0.651cm" draw:transform="rotate (1.5707963267949) translate (9.99cm 11.656cm)">
          <text:p text:style-name="P3">ss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5.529cm" svg:y1="10.525cm" svg:x2="6.588cm" svg:y2="10.525cm">
          <text:p/>
        </draw:line>
        <draw:line draw:style-name="gr8" draw:text-style-name="P10" draw:layer="layout" svg:x1="8.239cm" svg:y1="10.525cm" svg:x2="9.128cm" svg:y2="10.525cm">
          <text:p/>
        </draw:line>
        <draw:line draw:style-name="gr8" draw:text-style-name="P10" draw:layer="layout" svg:x1="13.319cm" svg:y1="10.525cm" svg:x2="14.208cm" svg:y2="10.525cm">
          <text:p/>
        </draw:line>
        <draw:line draw:style-name="gr8" draw:text-style-name="P10" draw:layer="layout" svg:x1="18.472cm" svg:y1="10.525cm" svg:x2="19.361cm" svg:y2="10.525cm">
          <text:p/>
        </draw:line>
        <draw:line draw:style-name="gr8" draw:text-style-name="P10" draw:layer="layout" svg:x1="20.812cm" svg:y1="10.525cm" svg:x2="21.701cm" svg:y2="10.525cm">
          <text:p/>
        </draw:line>
        <draw:custom-shape draw:style-name="gr7" draw:text-style-name="P9" draw:layer="layout" svg:width="1.893cm" svg:height="0.651cm" draw:transform="rotate (1.5707963267949) translate (10.752cm 11.668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893cm" svg:height="0.651cm" draw:transform="rotate (1.5707963267949) translate (11.514cm 11.656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893cm" svg:height="0.651cm" draw:transform="rotate (1.5707963267949) translate (12.26cm 11.656cm)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893cm" svg:height="0.651cm" draw:transform="rotate (1.5707963267949) translate (14.473cm 11.668cm)">
          <text:p text:style-name="P11">expa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893cm" svg:height="0.651cm" draw:transform="rotate (1.5707963267949) translate (15.251cm 11.656cm)">
          <text:p text:style-name="P11">vre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893cm" svg:height="0.651cm" draw:transform="rotate (1.5707963267949) translate (16.013cm 11.668cm)">
          <text:p text:style-name="P1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893cm" svg:height="0.651cm" draw:transform="rotate (1.5707963267949) translate (16.775cm 11.656cm)">
          <text:p text:style-name="P11">l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893cm" svg:height="0.651cm" draw:transform="rotate (1.5707963267949) translate (17.521cm 11.656cm)">
          <text:p text:style-name="P11">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24.23cm" svg:y1="10.525cm" svg:x2="25.119cm" svg:y2="10.525cm">
          <text:p/>
        </draw:line>
        <draw:frame draw:style-name="gr10" draw:text-style-name="P13" draw:layer="layout" svg:width="3.556cm" svg:height="1.778cm" svg:x="24.495cm" svg:y="9.89cm">
          <draw:text-box>
            <text:p text:style-name="P3">Next Step</text:p>
            <text:p text:style-name="P3">Assemb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fford Horne</meta:initial-creator>
    <meta:creation-date>2018-06-03T09:49:34.098960933</meta:creation-date>
    <dc:date>2018-06-03T10:31:06.560843725</dc:date>
    <dc:creator>Stafford Horne</dc:creator>
    <meta:editing-duration>PT13S</meta:editing-duration>
    <meta:editing-cycles>1</meta:editing-cycles>
    <meta:document-statistic meta:object-count="24"/>
    <meta:generator>LibreOffice/5.4.0.3$MacOSX_X86_64 LibreOffice_project/7556cbc6811c9d992f4064ab9287069087d7f62c</meta:generator>
  </office:meta>
</office:document-meta>
</file>